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Title" style:family="paragraph">
      <style:paragraph-properties fo:text-align="end"/>
    </style:style>
    <style:style style:name="T3" style:parent-style-name="DefaultParagraphFont" style:family="text">
      <style:text-properties style:font-name="Aptos" style:font-name-asian="Aptos" fo:text-transform="uppercase" fo:color="#FFFFFF" fo:letter-spacing="normal" fo:font-size="40pt" style:font-size-asian="40pt" style:font-size-complex="40pt"/>
    </style:style>
    <style:style style:name="P4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5" style:parent-style-name="Normal" style:family="paragraph">
      <style:paragraph-properties fo:text-align="end" fo:margin-top="0.1666in" fo:margin-left="0.7in">
        <style:tab-stops/>
      </style:paragraph-properties>
    </style:style>
    <style:style style:name="T6" style:parent-style-name="DefaultParagraphFont" style:family="text">
      <style:text-properties fo:color="#FFFFFF" fo:font-size="18pt" style:font-size-asian="18pt" style:font-size-complex="18pt"/>
    </style:style>
    <style:style style:name="T7" style:parent-style-name="DefaultParagraphFont" style:family="text">
      <style:text-properties fo:color="#FFFFFF" fo:font-size="18pt" style:font-size-asian="18pt" style:font-size-complex="18pt"/>
    </style:style>
    <style:style style:name="T8" style:parent-style-name="DefaultParagraphFont" style:family="text">
      <style:text-properties fo:color="#FFFFFF" fo:font-size="18pt" style:font-size-asian="18pt" style:font-size-complex="18pt"/>
    </style:style>
    <style:style style:name="T9" style:parent-style-name="DefaultParagraphFont" style:family="text">
      <style:text-properties style:font-name-complex="Times New Roman" fo:color="#FFFFFF"/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Heading1" style:family="paragraph">
      <style:paragraph-properties fo:text-align="center"/>
    </style:style>
    <style:style style:name="P12" style:parent-style-name="Normal" style:family="paragraph">
      <style:text-properties fo:font-weight="bold" style:font-weight-asian="bold" style:font-weight-complex="bold" fo:color="#156082" fo:font-size="13pt" style:font-size-asian="13pt" style:font-size-complex="13pt"/>
    </style:style>
    <style:style style:name="P13" style:parent-style-name="Normal" style:family="paragraph">
      <style:text-properties fo:font-weight="bold" style:font-weight-asian="bold" style:font-weight-complex="bold" fo:color="#156082" fo:font-size="13pt" style:font-size-asian="13pt" style:font-size-complex="13pt"/>
    </style:style>
    <style:style style:name="P14" style:parent-style-name="Title" style:list-style-name="LFO1" style:family="paragraph">
      <style:text-properties fo:font-weight="bold" style:font-weight-asian="bold" style:font-weight-complex="bold" fo:color="#156082" fo:font-size="12pt" style:font-size-asian="12pt" style:font-size-complex="12pt"/>
    </style:style>
    <style:style style:name="P15" style:parent-style-name="Title" style:family="paragraph">
      <style:paragraph-properties fo:margin-left="0.5in">
        <style:tab-stops/>
      </style:paragraph-properties>
    </style:style>
    <style:style style:name="T16" style:parent-style-name="DefaultParagraphFont" style:family="text">
      <style:text-properties fo:font-size="11pt" style:font-size-asian="11pt" style:font-size-complex="11pt"/>
    </style:style>
    <style:style style:name="T1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P21" style:parent-style-name="Title" style:family="paragraph">
      <style:paragraph-properties fo:margin-left="0.5in">
        <style:tab-stops/>
      </style:paragraph-properties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P27" style:parent-style-name="Title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8" style:parent-style-name="Title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9" style:parent-style-name="ListParagraph" style:list-style-name="LFO1" style:family="paragraph">
      <style:text-properties fo:font-weight="bold" style:font-weight-asian="bold" style:font-weight-complex="bold" fo:color="#156082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ListParagraph" style:list-style-name="LFO1" style:family="paragraph">
      <style:text-properties fo:font-weight="bold" style:font-weight-asian="bold" style:font-weight-complex="bold" fo:color="#156082"/>
    </style:style>
    <style:style style:name="P38" style:parent-style-name="ListParagraph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paragraph-properties fo:margin-left="0.5in">
        <style:tab-stops/>
      </style:paragraph-properties>
    </style:style>
    <style:style style:name="P46" style:parent-style-name="ListParagraph" style:family="paragraph">
      <style:text-properties fo:font-weight="bold" style:font-weight-asian="bold" style:font-weight-complex="bold" fo:color="#156082" fo:font-size="12pt" style:font-size-asian="12pt" style:font-size-complex="12pt"/>
    </style:style>
    <style:style style:name="P47" style:parent-style-name="ListParagraph" style:list-style-name="LFO2" style:family="paragraph"/>
    <style:style style:name="T48" style:parent-style-name="DefaultParagraphFont" style:family="text">
      <style:text-properties fo:font-weight="bold" style:font-weight-asian="bold" style:font-weight-complex="bold" fo:color="#156082"/>
    </style:style>
    <style:style style:name="T49" style:parent-style-name="DefaultParagraphFont" style:family="text">
      <style:text-properties fo:color="#156082"/>
    </style:style>
    <style:style style:name="P50" style:parent-style-name="ListParagraph" style:list-style-name="LFO2" style:family="paragraph"/>
    <style:style style:name="T51" style:parent-style-name="DefaultParagraphFont" style:family="text">
      <style:text-properties fo:font-weight="bold" style:font-weight-asian="bold" style:font-weight-complex="bold" fo:color="#156082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ListParagraph" style:list-style-name="LFO2" style:family="paragraph"/>
    <style:style style:name="T54" style:parent-style-name="DefaultParagraphFont" style:family="text">
      <style:text-properties fo:font-weight="bold" style:font-weight-asian="bold" style:font-weight-complex="bold" fo:color="#156082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ListParagraph" style:list-style-name="LFO2" style:family="paragraph"/>
    <style:style style:name="T57" style:parent-style-name="DefaultParagraphFont" style:family="text">
      <style:text-properties fo:font-weight="bold" style:font-weight-asian="bold" style:font-weight-complex="bold" fo:color="#156082"/>
    </style:style>
    <style:style style:name="T58" style:parent-style-name="DefaultParagraphFont" style:family="text">
      <style:text-properties fo:color="#156082"/>
    </style:style>
    <style:style style:name="P59" style:parent-style-name="ListParagraph" style:family="paragraph">
      <style:paragraph-properties fo:margin-left="1in">
        <style:tab-stops/>
      </style:paragraph-properties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156082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0e2841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0.16528in" svg:y="0.23403in" svg:width="5.69514in" svg:height="11.22222in" draw:z-index="251659264" draw:id="id0" draw:style-name="a0" draw:name="Rectangle 16" text:anchor-type="paragraph"><svg:title/><svg:desc/><text:p text:style-name="P2"><text:span text:style-name="T3">FILE EXPLOER WITH THREAT DETECTION</text:span></text:p><text:p text:style-name="P4"/><text:p text:style-name="P5"><text:span text:style-name="T6">Islam Uddin (2024247) , Ehtisham Ul Hassan (2024152) and Wal</text:span><text:span text:style-name="T7">w</text:span><text:span text:style-name="T8">al Khan Afridi (2024661)</text:span></text:p><draw:enhanced-geometry draw:type="non-primitive" svg:viewBox="0 0 21600 21600" draw:enhanced-path="M 0 0 L 21600 0 21600 21600 0 21600 Z N"/></draw:custom-shape><draw:custom-shape svg:x="6.03542in" svg:y="0.23403in" svg:width="1.99514in" svg:height="11.22222in" draw:z-index="251660288" draw:id="id1" draw:style-name="a1" draw:name="Rectangle 268" text:anchor-type="paragraph"><svg:title/><svg:desc/><text:p text:style-name="Subtitle"><text:span text:style-name="T9">Deliverable 2</text:span></text:p><draw:enhanced-geometry draw:type="non-primitive" svg:viewBox="0 0 21600 21600" draw:enhanced-path="M 0 0 L 21600 0 21600 21600 0 21600 Z N"/></draw:custom-shape>Cou</text:p>
      <text:p text:style-name="Normal"/>
      <text:p text:style-name="P10"/>
      <text:soft-page-break/>
      <text:h text:style-name="P11" text:outline-level="1">Data Structures Report</text:h>
      <text:p text:style-name="Normal"/>
      <text:p text:style-name="Normal"/>
      <text:p text:style-name="P12">Problem Description and Project Aim <text:s/></text:p>
      <text:p text:style-name="Normal">This project simulates a file management and security system that helps users navigate, search, and organize files inside a virtual file system. The goal is practical: reduce wasted time and resources during file exploration while demonstrating data structures and algorithms learned in class. Features include creating/moving/copying/renaming/deleting files and folders, searching, uploading, basic encryption/decryption, malware scanning, and an unfinished hashing feature that will be added later. The system is built around data structures (stacks, queues, linked lists) rather than a full OS-level filesystem.</text:p>
      <text:p text:style-name="Normal"/>
      <text:p text:style-name="P13">Functionality of each Implemented Data Structure</text:p>
      <text:p text:style-name="Normal">In this version we implemented three core data structures: stacks, queues, and singly linked lists. Below I explain what each does in the program, how it is used, and practical notes about limitations and improvements.</text:p>
      <text:list text:style-name="LFO1" text:continue-numbering="true">
        <text:list-item>
          <text:p text:style-name="P14">Stack (LIFO) <text:s/></text:p>
        </text:list-item>
      </text:list>
      <text:p text:style-name="P15"><text:span text:style-name="T16"><text:s/>While the<text:s/></text:span><text:span text:style-name="T17">stack</text:span><text:span text:style-name="T18"><text:s/>isn’t fully implemented in the current version of the project, its intended use is for<text:s/></text:span><text:span text:style-name="T19">folder navigation and undo operations</text:span><text:span text:style-name="T20">.</text:span></text:p>
      <text:p text:style-name="P21"><text:span text:style-name="T22"><text:line-break/>Stacks are particularly suitable for these tasks because they follow the<text:s/></text:span><text:span text:style-name="T23">LIFO (Last-In-First-Out)</text:span><text:span text:style-name="T24"><text:s/></text:span><text:span text:style-name="T25">principle just</text:span><text:span text:style-name="T26"><text:s/>like how a user might move into a folder and then return to the previous one.</text:span></text:p>
      <text:p text:style-name="P27">Each time the user enters a new folder, that path could be “pushed”<text:s/>into the stack. When they go back, the last folder visited would be “popped” from the stack.<text:line-break/>This logic is already being planned for future updates, as it would allow smooth navigation<text:s/>like<text:s/>file explorers in real operating systems.</text:p>
      <text:p text:style-name="P28"/>
      <text:p text:style-name="Normal"/>
      <text:list text:style-name="LFO1" text:continue-numbering="true">
        <text:list-item>
          <text:p text:style-name="P29"><text:s/>Linked List (Used for Logging System)</text:p>
        </text:list-item>
      </text:list>
      <text:p text:style-name="ListParagraph">The<text:s/><text:span text:style-name="T30">Logger</text:span><text:s/>class in the project implements a<text:s/><text:span text:style-name="T31">singly linked list</text:span><text:s/>to record every major action performed by the user — such as uploading, encrypting, or scanning a file.<text:line-break/>Each time an operation occurs, a new log message is created and inserted at the<text:s/><text:span text:style-name="T32">head</text:span><text:s/>of the list. This means the most recent log always appears first, which is efficient because insertion at the head of a singly linked list is an<text:s/><text:span text:style-name="T33">O(1)</text:span><text:s/>operation.</text:p>
      <text:p text:style-name="ListParagraph">This structure is implemented through a LogNode class, which holds two components:<text:s/></text:p>
      <text:p text:style-name="ListParagraph"/>
      <text:list text:style-name="LFO2" text:continue-numbering="true">
        <text:list-item>
          <text:p text:style-name="P34">message → stores the text of the log entry</text:p>
        </text:list-item>
        <text:list-item>
          <text:p text:style-name="P35">next → points to the next node in the list</text:p>
        </text:list-item>
      </text:list>
      <text:p text:style-name="ListParagraph"/>
      <text:p text:style-name="ListParagraph">The linked list is managed manually through dynamic memory (new and delete), showing an understanding of how pointers work and how to avoid memory leaks through a proper destructor.<text:line-break/><text:soft-page-break/>This design demonstrates how linked lists can be used for<text:s/><text:span text:style-name="T36">dynamic logging</text:span><text:s/>where the total number of logs is unknown in advance and can grow or shrink at runtime.</text:p>
      <text:p text:style-name="ListParagraph"/>
      <text:list text:style-name="LFO1" text:continue-numbering="true">
        <text:list-item>
          <text:p text:style-name="P37">. Queue (Used for File Upload Management)</text:p>
        </text:list-item>
      </text:list>
      <text:p text:style-name="P38"/>
      <text:p text:style-name="ListParagraph">The<text:s/><text:span text:style-name="T39">FileHandler</text:span><text:s/>class uses a<text:s/><text:span text:style-name="T40">queue</text:span><text:s/>to manage the list of uploaded files. Each file that gets uploaded by the user is<text:s/><text:span text:style-name="T41">added to the queue using<text:s/></text:span><text:span text:style-name="T42">push (</text:span><text:span text:style-name="T43">)</text:span>, following the<text:s/><text:span text:style-name="T44">FIFO (First-In-First-Out)</text:span><text:s/>order.</text:p>
      <text:p text:style-name="P45"><text:s/>This approach is practical because it simulates how actual file systems or processing tasks are handled — the first uploaded file gets processed first.<text:line-break/>The queue allows us to manage multiple files systematically and ensures that no file is skipped or lost in the order of operations.</text:p>
      <text:p text:style-name="ListParagraph">Even though the current version doesn’t fully process all queued files (it mainly demonstrates the queuing<text:s/>behaviour), the structure sets up the foundation for future development — for example, batch processing or automated scanning of all files in the queue.</text:p>
      <text:p text:style-name="ListParagraph"/>
      <text:p text:style-name="ListParagraph"/>
      <text:p text:style-name="ListParagraph"/>
      <text:p text:style-name="P46">Future Improvements</text:p>
      <text:p text:style-name="ListParagraph">In upcoming versions, the following additions are planned:</text:p>
      <text:list text:style-name="LFO2" text:continue-numbering="true">
        <text:list-item>
          <text:list>
            <text:list-item>
              <text:p text:style-name="P47"><text:span text:style-name="T48">Hashing Implementation:</text:span><text:span text:style-name="T49"><text:s/></text:span>To generate and verify file hashes for security and integrity.</text:p>
            </text:list-item>
            <text:list-item>
              <text:p text:style-name="P50"><text:span text:style-name="T51">Stack Navigation</text:span><text:span text:style-name="T52">:</text:span><text:s/>To enable folder browsing history and undo functionality.</text:p>
            </text:list-item>
            <text:list-item>
              <text:p text:style-name="P53"><text:span text:style-name="T54">Enhanced Queue Processing</text:span><text:span text:style-name="T55">:</text:span><text:s/>To automatically handle all queued files for encryption or malware scanning.</text:p>
            </text:list-item>
            <text:list-item>
              <text:p text:style-name="P56"><text:span text:style-name="T57">Tree</text:span><text:span text:style-name="T58"><text:s/>–</text:span><text:s/>represents the hierarchical folder and file structure (parent–child relationships).</text:p>
            </text:list-item>
          </text:list>
        </text:list-item>
      </text:list>
      <text:p text:style-name="P59"/>
      <text:p text:style-name="ListParagraph">These improvements will make the project more advanced and practical, showing the full strength of data structures when combined with cybersecurity concepts.</text:p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style:font-name="Aptos" style:font-name-asian="Times New Roman" style:font-name-complex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Aptos" style:font-name-asian="Times New Roman" style:font-name-complex="Times New Roman" style:letter-kerning="false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Aptos" style:font-name-asian="Aptos" style:font-name-complex="Times New Roman" fo:font-weight="bold" style:font-weight-asian="bold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FILE EXPLOER WITH THREAT DETECTION</dc:title>
    <dc:description/>
    <dc:subject>Deliverable 2</dc:subject>
    <meta:initial-creator>u2024152</meta:initial-creator>
    <dc:creator>u2024247</dc:creator>
    <meta:creation-date>2025-10-19T15:53:00Z</meta:creation-date>
    <dc:date>2025-10-19T15:53:00Z</dc:date>
    <meta:print-date>2025-10-19T15:52:00Z</meta:print-date>
    <meta:template xlink:href="Normal" xlink:type="simple"/>
    <meta:editing-cycles>2</meta:editing-cycles>
    <meta:editing-duration>PT480S</meta:editing-duration>
    <meta:document-statistic meta:page-count="3" meta:paragraph-count="7" meta:word-count="591" meta:character-count="3959" meta:row-count="28" meta:non-whitespace-character-count="3375"/>
  </office:meta>
</office:document-meta>
</file>